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3.582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15.732cm"/>
    </style:style>
    <style:style style:name="P1" style:family="paragraph">
      <style:text-properties style:font-name="Arial Black" fo:font-size="72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style:text-properties style:font-name="Calibri" fo:font-size="60pt" style:font-size-asian="60pt" style:font-size-complex="60pt"/>
    </style:style>
    <style:style style:name="T1" style:family="text">
      <style:text-properties style:font-name="Arial Black" fo:font-size="72pt" style:font-size-asian="72pt" style:font-size-complex="72pt"/>
    </style:style>
    <style:style style:name="T2" style:family="text">
      <style:text-properties style:font-name="Calibri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8cm" svg:height="3.582cm" svg:x="0cm" svg:y="4.295cm" presentation:class="title" presentation:user-transformed="true">
          <draw:text-box>
            <text:p><text:span text:style-name="T1">Hay Libertad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3" draw:layer="layout" svg:width="28cm" svg:height="15.732cm" svg:x="0cm" svg:y="0.018cm" presentation:class="title" presentation:user-transformed="true">
          <draw:text-box>
            <text:p><text:span text:style-name="T2">Hoy puedo danzar con libertad</text:span><text:span text:style-name="T2"><text:line-break/></text:span><text:span text:style-name="T2">Porque soy su hijo</text:span><text:span text:style-name="T2"><text:line-break/></text:span><text:span text:style-name="T2">Porque soy su hij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3" draw:text-style-name="P3" draw:layer="layout" svg:width="28cm" svg:height="15.732cm" svg:x="0cm" svg:y="0.018cm" presentation:class="title" presentation:user-transformed="true">
          <draw:text-box>
            <text:p><text:span text:style-name="T2">Hoy puedo danzar con libertad</text:span><text:span text:style-name="T2"><text:line-break/></text:span><text:span text:style-name="T2">Porque soy amado</text:span><text:span text:style-name="T2"><text:line-break/></text:span><text:span text:style-name="T2">Porque soy amad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3" draw:text-style-name="P3" draw:layer="layout" svg:width="28cm" svg:height="15.732cm" svg:x="0cm" svg:y="0.018cm" presentation:class="title" presentation:user-transformed="true">
          <draw:text-box>
            <text:p><text:span text:style-name="T2">//Podemos sentir tu gozo</text:span><text:span text:style-name="T2"><text:line-break/></text:span><text:span text:style-name="T2">Podemos sentir tu río</text:span><text:span text:style-name="T2"><text:line-break/></text:span><text:span text:style-name="T2">Hay sanidad en las aguas</text:span><text:span text:style-name="T2"><text:line-break/></text:span><text:span text:style-name="T2">Queremos danzar//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3" draw:text-style-name="P3" draw:layer="layout" svg:width="28cm" svg:height="15.732cm" svg:x="0cm" svg:y="0.018cm" presentation:class="title" presentation:user-transformed="true">
          <draw:text-box>
            <text:p><text:span text:style-name="T2">Hay libertad en la casa de Dios</text:span><text:span text:style-name="T2"><text:line-break/></text:span><text:span text:style-name="T2">Hay libertad en la casa de Dios</text:span><text:span text:style-name="T2"><text:line-break/></text:span><text:span text:style-name="T2">Hay libertad</text:span><text:span text:style-name="T2"><text:line-break/></text:span><text:span text:style-name="T2">Hay libertad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3" draw:text-style-name="P3" draw:layer="layout" svg:width="28cm" svg:height="15.732cm" svg:x="0cm" svg:y="0.018cm" presentation:class="title" presentation:user-transformed="true">
          <draw:text-box>
            <text:p><text:span text:style-name="T2">Hay libertad en la casa</text:span><text:span text:style-name="T2"><text:line-break/></text:span><text:span text:style-name="T2">Hay libertad al danza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presentation:style-name="pr3" draw:text-style-name="P3" draw:layer="layout" svg:width="28cm" svg:height="15.732cm" svg:x="0cm" svg:y="0cm" presentation:class="title" presentation:user-transformed="true">
          <draw:text-box>
            <text:p><text:span text:style-name="T2">Puedo danzar en la casa de Dios</text:span><text:span text:style-name="T2"><text:line-break/></text:span><text:span text:style-name="T2">Puedo danzar en la casa de Dios</text:span><text:span text:style-name="T2"><text:line-break/></text:span><text:span text:style-name="T2">Puedo danzar</text:span><text:span text:style-name="T2"><text:line-break/></text:span><text:span text:style-name="T2">Y disfruta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frame presentation:style-name="pr3" draw:text-style-name="P3" draw:layer="layout" svg:width="28cm" svg:height="15.732cm" svg:x="0cm" svg:y="0cm" presentation:class="title" presentation:user-transformed="true">
          <draw:text-box>
            <text:p><text:span text:style-name="T2">Que somos libres</text:span><text:span text:style-name="T2"><text:line-break/></text:span><text:span text:style-name="T2">Somos libres</text:span><text:span text:style-name="T2"><text:line-break/></text:span><text:span text:style-name="T2">Por tu sangre</text:span><text:span text:style-name="T2"><text:line-break/></text:span><text:span text:style-name="T2">Libre so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1-15T10:50:22.244000000</meta:creation-date>
    <dc:date>2023-02-26T11:24:40.635000000</dc:date>
    <meta:editing-duration>PT1H6M31S</meta:editing-duration>
    <meta:editing-cycles>3</meta:editing-cycles>
    <meta:generator>Real_Office/6.2.3.2$Windows_x86 LibreOffice_project/b40a93cffb3080b9876e40c60e03703e9bd35612</meta:generator>
    <meta:document-statistic meta:object-count="45"/>
  </office:meta>
</office:document-meta>
</file>